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O-B4 <text:s text:c="4"/>sens <text:s/>420 - <text:s/>650 nA/ppm max 1000 ppm zero -250 - 30 nA load 33-100Ω bias 0mv (WE above C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2-B43F <text:s/>sens -200 - -650 nA/ppm max <text:s text:c="2"/>20 ppm zero <text:s/>-80 - 80 nA load 33-100Ω bias 0mv (WE above CE)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-B4 <text:s text:c="4"/>sens <text:s/>500 - <text:s/>850 nA/ppm max <text:s text:c="2"/>20 ppm zero <text:s/>-80 - 80 nA load 33-100Ω bias 0mv (WE above CE)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X-B431 <text:s text:c="2"/>sens -200 - -650 nA/ppm max <text:s text:c="2"/>20 ppm zero <text:s/>-80 - 80 nA load 33-100Ω bias 0mv (WE above CE) 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 min</text:p>
          </table:table-cell>
          <table:table-cell office:value-type="string" calcext:value-type="string">
            <text:p>sens max</text:p>
          </table:table-cell>
          <table:table-cell office:value-type="string" calcext:value-type="string">
            <text:p>max load</text:p>
          </table:table-cell>
          <table:table-cell office:value-type="string" calcext:value-type="string">
            <text:p>zero min</text:p>
          </table:table-cell>
          <table:table-cell office:value-type="string" calcext:value-type="string">
            <text:p>zero max</text:p>
          </table:table-cell>
          <table:table-cell office:value-type="string" calcext:value-type="string">
            <text:p>load min</text:p>
          </table:table-cell>
          <table:table-cell office:value-type="string" calcext:value-type="string">
            <text:p>load max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range max</text:p>
          </table:table-cell>
          <table:table-cell office:value-type="string" calcext:value-type="string">
            <text:p>max curr</text:p>
          </table:table-cell>
          <table:table-cell office:value-type="string" calcext:value-type="string">
            <text:p>Vdiff at K</text:p>
          </table:table-cell>
          <table:table-cell table:number-columns-repeated="2" office:value-type="string" calcext:value-type="string">
            <text:p>Vout at 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A/ppm</text:p>
          </table:table-cell>
          <table:table-cell office:value-type="string" calcext:value-type="string">
            <text:p>pp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Ω</text:p>
          </table:table-cell>
          <table:table-cell office:value-type="string" calcext:value-type="string">
            <text:p>mV (WE+)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CO-B4</text:p>
          </table:table-cell>
          <table:table-cell office:value-type="float" office:value="420" calcext:value-type="float">
            <text:p>420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-250" calcext:value-type="float">
            <text:p>-25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F10]+[.J10]*[.C10]" office:value-type="float" office:value="65030" calcext:value-type="float">
            <text:p>65030</text:p>
          </table:table-cell>
          <table:table-cell table:formula="of:=[.L$9]*1000*[.$K10]/1000000000" office:value-type="float" office:value="1.43066" calcext:value-type="float">
            <text:p>1,43066</text:p>
          </table:table-cell>
          <table:table-cell table:formula="of:=[.M$9]*1000*[.$K10]/1000000000" office:value-type="float" office:value="6.503" calcext:value-type="float">
            <text:p>6,503</text:p>
          </table:table-cell>
          <table:table-cell table:formula="of:=[.N$9]*1000*[.$K10]/1000000000" office:value-type="float" office:value="30.5641" calcext:value-type="float">
            <text:p>30,5641</text:p>
          </table:table-cell>
        </table:table-row>
        <table:table-row table:style-name="ro1">
          <table:table-cell office:value-type="string" calcext:value-type="string">
            <text:p>NO2-B43F</text:p>
          </table:table-cell>
          <table:table-cell office:value-type="float" office:value="-200" calcext:value-type="float">
            <text:p>-200</text:p>
          </table:table-cell>
          <table:table-cell office:value-type="float" office:value="-650" calcext:value-type="float">
            <text:p>-65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1]+[.J11]*[.C11]" office:value-type="float" office:value="-1380" calcext:value-type="float">
            <text:p>-1380</text:p>
          </table:table-cell>
          <table:table-cell table:formula="of:=[.L$9]*1000*[.$K11]/1000000000" office:value-type="float" office:value="-0.03036" calcext:value-type="float">
            <text:p>-0,03036</text:p>
          </table:table-cell>
          <table:table-cell table:formula="of:=[.M$9]*1000*[.$K11]/1000000000" office:value-type="float" office:value="-0.138" calcext:value-type="float">
            <text:p>-0,138</text:p>
          </table:table-cell>
          <table:table-cell table:formula="of:=[.N$9]*1000*[.$K11]/1000000000" office:value-type="float" office:value="-0.6486" calcext:value-type="float">
            <text:p>-0,6486</text:p>
          </table:table-cell>
        </table:table-row>
        <table:table-row table:style-name="ro1">
          <table:table-cell office:value-type="string" calcext:value-type="string">
            <text:p>NO-B4</text:p>
          </table:table-cell>
          <table:table-cell office:value-type="float" office:value="500" calcext:value-type="float">
            <text:p>500</text:p>
          </table:table-cell>
          <table:table-cell office:value-type="float" office:value="850" calcext:value-type="float">
            <text:p>8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F12]+[.J12]*[.C12]" office:value-type="float" office:value="1050" calcext:value-type="float">
            <text:p>1050</text:p>
          </table:table-cell>
          <table:table-cell table:formula="of:=[.L$9]*1000*[.$K12]/1000000000" office:value-type="float" office:value="0.0231" calcext:value-type="float">
            <text:p>0,0231</text:p>
          </table:table-cell>
          <table:table-cell table:formula="of:=[.M$9]*1000*[.$K12]/1000000000" office:value-type="float" office:value="0.105" calcext:value-type="float">
            <text:p>0,105</text:p>
          </table:table-cell>
          <table:table-cell table:formula="of:=[.N$9]*1000*[.$K12]/1000000000" office:value-type="float" office:value="0.4935" calcext:value-type="float">
            <text:p>0,4935</text:p>
          </table:table-cell>
        </table:table-row>
        <table:table-row table:style-name="ro1">
          <table:table-cell office:value-type="string" calcext:value-type="string">
            <text:p>OX-B431</text:p>
          </table:table-cell>
          <table:table-cell office:value-type="float" office:value="-225" calcext:value-type="float">
            <text:p>-225</text:p>
          </table:table-cell>
          <table:table-cell office:value-type="float" office:value="-700" calcext:value-type="float">
            <text:p>-70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]+[.J13]*[.C13]" office:value-type="float" office:value="-780" calcext:value-type="float">
            <text:p>-780</text:p>
          </table:table-cell>
          <table:table-cell table:formula="of:=[.L$9]*1000*[.$K13]/1000000000" office:value-type="float" office:value="-0.01716" calcext:value-type="float">
            <text:p>-0,01716</text:p>
          </table:table-cell>
          <table:table-cell table:formula="of:=[.M$9]*1000*[.$K13]/1000000000" office:value-type="float" office:value="-0.078" calcext:value-type="float">
            <text:p>-0,078</text:p>
          </table:table-cell>
          <table:table-cell table:formula="of:=[.N$9]*1000*[.$K13]/1000000000" office:value-type="float" office:value="-0.3666" calcext:value-type="float">
            <text:p>-0,3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7:35:35.295308146</meta:creation-date>
    <dc:date>2020-06-08T12:03:46.418703587</dc:date>
    <meta:editing-duration>P5DT17H57M19S</meta:editing-duration>
    <meta:editing-cycles>1</meta:editing-cycles>
    <meta:document-statistic meta:table-count="1" meta:cell-count="87" meta:object-count="0"/>
    <meta:generator>LibreOffice/6.2.3.2$MacOSX_X86_64 LibreOffice_project/aecc05fe267cc68dde00352a451aa867b3b546ac</meta:generator>
  </office:meta>
</office:document-meta>
</file>